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ebo" svg:font-family="Heebo, sans-serif"/>
    <style:font-face style:name="Lohit Devanagari1" svg:font-family="'Lohit Devanagari'"/>
    <style:font-face style:name="Nunito" svg:font-family="Nunito, sans-serif"/>
    <style:font-face style:name="var bs-font-monospace" svg:font-family="'var bs-font-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262ff" officeooo:paragraph-rsid="000262ff" style:font-weight-asian="bold" style:font-weight-complex="bold"/>
    </style:style>
    <style:style style:name="P2" style:family="paragraph" style:parent-style-name="Standard">
      <style:text-properties fo:font-weight="bold" officeooo:rsid="00065087" officeooo:paragraph-rsid="00046212" style:font-weight-asian="bold" style:font-weight-complex="bold"/>
    </style:style>
    <style:style style:name="P3" style:family="paragraph" style:parent-style-name="Standard" style:list-style-name="L4">
      <style:text-properties fo:font-weight="bold" officeooo:rsid="00065087" officeooo:paragraph-rsid="00046212" style:font-weight-asian="bold" style:font-weight-complex="bold"/>
    </style:style>
    <style:style style:name="P4" style:family="paragraph" style:parent-style-name="Standard">
      <style:text-properties fo:font-weight="bold" officeooo:rsid="000bc750" officeooo:paragraph-rsid="000bc750" style:font-weight-asian="bold" style:font-weight-complex="bold"/>
    </style:style>
    <style:style style:name="P5" style:family="paragraph" style:parent-style-name="Standard">
      <style:text-properties fo:font-weight="bold" officeooo:rsid="0010cef0" officeooo:paragraph-rsid="0010cef0" style:font-weight-asian="bold" style:font-weight-complex="bold"/>
    </style:style>
    <style:style style:name="P6" style:family="paragraph" style:parent-style-name="Standard">
      <style:text-properties fo:font-weight="normal" officeooo:rsid="0010cef0" officeooo:paragraph-rsid="0010cef0"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bc750" style:font-weight-asian="normal" style:font-weight-complex="normal"/>
    </style:style>
    <style:style style:name="T3" style:family="text">
      <style:text-properties officeooo:rsid="000e3bc3"/>
    </style:style>
    <style:style style:name="T4" style:family="text">
      <style:text-properties officeooo:rsid="001412c6"/>
    </style:style>
    <style:style style:name="T5" style:family="text">
      <style:text-properties officeooo:rsid="0014bf1b"/>
    </style:style>
    <text:list-style style:name="L1">
      <text:list-level-style-bullet text:level="1" text:style-name="Bullet_20_Symbols" style:num-suffix="." text:bullet-char="•">
        <style:list-level-properties text:space-before="1.19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19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19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x/Linux shell scripting***********************</text:p>
      <text:p text:style-name="P4"><text:span text:style-name="T3">1) </text:span>Files:</text:p>
      <text:p text:style-name="P1"/>
      <text:p text:style-name="P2">Listing File<text:span text:style-name="T1">s: To list the files and directories stored in the current directory, use the following command − ls</text:span><text:span text:style-name="T2">(</text:span><text:span text:style-name="T1">The command ls supports the -l option which would help you to get more information about the listed files −</text:span></text:p>
      <text:p text:style-name="P2"><text:span text:style-name="T1">ls -l</text:span></text:p>
      <text:p text:style-name="P2"><text:span text:style-name="T1">total 1962188</text:span></text:p>
      <text:p text:style-name="P2"><text:span text:style-name="T1">drwxrwxr-x <text:s/>2 amrood amrood <text:s text:c="5"/>4096 Dec 25 09:59 uml</text:span></text:p>
      <text:p text:style-name="P2"><text:span text:style-name="T1">-rw-rw-r-- <text:s/>1 amrood amrood <text:s text:c="5"/>5341 Dec 25 08:38 uml.jpg</text:span></text:p>
      <text:p text:style-name="P2"><text:span text:style-name="T1">drwxr-xr-x <text:s/>2 amrood amrood <text:s text:c="5"/>4096 Feb 15 <text:s/>2006 univ</text:span></text:p>
      <text:p text:style-name="P2"><text:span text:style-name="T1"><text:tab/></text:span></text:p>
      <text:p text:style-name="P2">Hidden Files<text:span text:style-name="T1">: An invisible file is one, the first character of which is the dot or the period character (.). Unix programs (including the shell) use most of these files to store configuration information.</text:span></text:p>
      <text:p text:style-name="P2"><text:span text:style-name="T1">Some common examples of the hidden files include the files −</text:span></text:p>
      <text:p text:style-name="P2"><text:span text:style-name="T1">.profile − The Bourne shell ( sh) initialization script</text:span></text:p>
      <text:p text:style-name="P2"><text:span text:style-name="T1">.kshrc − The Korn shell ( ksh) initialization script</text:span></text:p>
      <text:p text:style-name="P2"><text:span text:style-name="T1">.cshrc − The C shell ( csh) initialization script</text:span></text:p>
      <text:p text:style-name="P2"><text:span text:style-name="T1">.rhosts − The remote shell configuration file</text:span></text:p>
      <text:p text:style-name="P2"><text:span text:style-name="T1"/></text:p>
      <text:p text:style-name="P2">To list the invisible files, specify the -a option to l<text:span text:style-name="T1">s −</text:span></text:p>
      <text:p text:style-name="P2"><text:span text:style-name="T1">$ ls -a</text:span></text:p>
      <text:p text:style-name="P2"><text:span text:style-name="T1">. <text:s text:c="8"/>.profile <text:s text:c="6"/>docs <text:s text:c="4"/>lib <text:s text:c="4"/>test_results</text:span></text:p>
      <text:p text:style-name="P2"><text:span text:style-name="T1">.. <text:s text:c="7"/>.rhosts <text:s text:c="7"/>hosts <text:s text:c="3"/>pub <text:s text:c="4"/>users</text:span></text:p>
      <text:p text:style-name="P2"><text:span text:style-name="T1">.emacs <text:s text:c="3"/>bin <text:s text:c="11"/>hw1 <text:s text:c="5"/>res.01 <text:s/>work</text:span></text:p>
      <text:p text:style-name="P2"><text:span text:style-name="T1">.exrc <text:s text:c="4"/>ch07 <text:s text:c="10"/>hw2 <text:s text:c="5"/>res.02</text:span></text:p>
      <text:p text:style-name="P2"><text:span text:style-name="T1"><text:tab/></text:span></text:p>
      <text:p text:style-name="P2">Single dot (.) <text:span text:style-name="T1">− This represents the current directory.</text:span></text:p>
      <text:p text:style-name="P2">Double dot (..)<text:span text:style-name="T1"> − This represents the parent directory.</text:span></text:p>
      <text:p text:style-name="P2"><text:span text:style-name="T1"/></text:p>
      <text:p text:style-name="P2">Creating Files<text:span text:style-name="T1">: You can use the vi editor to create ordinary files on any Unix system. You simply need to give the following command − </text:span></text:p>
      <text:p text:style-name="P2">vi filename<text:span text:style-name="T1"> : The above command will open a file with the given filename. Now, press the key i to come into the edit mode. Once you are in the edit mode, you can start writing your content in the file as in the following program −</text:span></text:p>
      <text:p text:style-name="P2"><text:span text:style-name="T1">vi filename : Once the file is opened, you can come in the edit mode by pressing the key i and then you can proceed by editing the file. If you want to move here and there inside a file, then first you need to come out of the edit mode by pressing the key Esc. After this, you can use the following keys to move inside a file −</text:span></text:p>
      <text:p text:style-name="P2"/>
      <text:list xml:id="list3567330015" text:style-name="L4">
        <text:list-item>
          <text:p text:style-name="P3"><text:span text:style-name="T1">l key to move to the right side.</text:span></text:p>
        </text:list-item>
        <text:list-item>
          <text:p text:style-name="P3"><text:span text:style-name="T1">h key to move to the left side.</text:span></text:p>
        </text:list-item>
        <text:list-item>
          <text:p text:style-name="P3"><text:span text:style-name="T1">k key to move upside in the file.</text:span></text:p>
        </text:list-item>
        <text:list-item>
          <text:p text:style-name="P3"><text:span text:style-name="T1">j key to move downside in the file.</text:span></text:p>
        </text:list-item>
      </text:list>
      <text:p text:style-name="P2"><text:span text:style-name="T1"/></text:p>
      <text:p text:style-name="P2">Display Content of a File<text:span text:style-name="T1">: You can use the cat command to see the content of a file. Following is a simple example to see the content of the above created file −</text:span></text:p>
      <text:p text:style-name="P2"><text:span text:style-name="T1">cat filename</text:span></text:p>
      <text:p text:style-name="P2"><text:span text:style-name="T1"/></text:p>
      <text:p text:style-name="P2">Counting Words in a File<text:span text:style-name="T1">: You can use the wc command to get a count of the total number of lines, words, and characters contained in a file. Following is a simple example to see the information about the file created above − wc filename</text:span></text:p>
      <text:p text:style-name="P2"><text:soft-page-break/><text:span text:style-name="T1">$ wc filename1 filename2 filename3</text:span></text:p>
      <text:p text:style-name="P2"><text:span text:style-name="T1"/></text:p>
      <text:p text:style-name="P2">Copying Files<text:span text:style-name="T1">: To make a copy of a file use the cp command. The basic syntax of the command is </text:span></text:p>
      <text:p text:style-name="P2"><text:span text:style-name="T1"><text:tab/>$ cp source_file destination_file</text:span></text:p>
      <text:p text:style-name="P2"><text:span text:style-name="T1"><text:tab/>Following is the example to create a copy of the existing file filename.</text:span></text:p>
      <text:p text:style-name="P2"><text:span text:style-name="T1"><text:tab/>$ cp filename copyfile</text:span></text:p>
      <text:p text:style-name="P2"><text:span text:style-name="T1"/></text:p>
      <text:p text:style-name="P2">Renaming Files<text:span text:style-name="T1">: To change the name of a file, use the mv command. Following is the basic syntax <text:tab/>$ mv old_file new_file</text:span></text:p>
      <text:p text:style-name="P2"><text:span text:style-name="T1"><text:tab/>$ mv filename newfile</text:span></text:p>
      <text:p text:style-name="P2"><text:span text:style-name="T1"/></text:p>
      <text:p text:style-name="P2"><text:span text:style-name="T1"/></text:p>
      <text:p text:style-name="P2">Deleting Files<text:span text:style-name="T1">: To delete an existing file, use the rm command. Following is the basic syntax −</text:span></text:p>
      <text:p text:style-name="P2"><text:span text:style-name="T1"><text:tab/>$ rm filename</text:span></text:p>
      <text:p text:style-name="P2"><text:span text:style-name="T1"><text:tab/>$ rm filename1 filename2 filename3</text:span></text:p>
      <text:p text:style-name="P2"><text:span text:style-name="T1"/></text:p>
      <text:p text:style-name="P2"><text:span text:style-name="T1">--------------------------------------------------------------------------------------------------</text:span></text:p>
      <text:p text:style-name="P2"><text:span text:style-name="T1"/></text:p>
      <text:p text:style-name="P5">2) Directories:</text:p>
      <text:p text:style-name="P5">Home Directory: <text:span text:style-name="T1">The directory in which you find yourself when you first login is called your home directory. You will be doing much of your work in your home directory and subdirectories that you'll be creating to organize your files. You can go in your home directory anytime using the following command − cd ~</text:span></text:p>
      <text:p text:style-name="P6">Here ~ indicates the home directory. Suppose you have to go in any other user's home directory, use the following command: cd ~username</text:p>
      <text:p text:style-name="P5"/>
      <text:p text:style-name="P5">To go in your last directory, you can use the following command −</text:p>
      <text:p text:style-name="P5">cd -</text:p>
      <text:p text:style-name="P5"/>
      <text:p text:style-name="P5">Absolute/Relative Pathnames: <text:span text:style-name="T1">Directories are arranged in a hierarchy with root (/) at the top. The position of any file within the hierarchy is described by its pathname. Elements of a pathname are separated by a /. A pathname is absolute, if it is described in relation to root, thus absolute pathnames always begin with a /.</text:span></text:p>
      <text:p text:style-name="P5"/>
      <text:p text:style-name="P5">Following are some examples of absolute filenames.</text:p>
      <text:p text:style-name="P6">/etc/passwd</text:p>
      <text:p text:style-name="P6">/users/sjones/chem/notes</text:p>
      <text:p text:style-name="P6">/dev/rdsk/Os3</text:p>
      <text:p text:style-name="P5"/>
      <text:p text:style-name="P5">A pathname can also be relative to your current working directory. Relative pathnames never begin with /. Relative to user amrood's home directory, some pathnames might look like this −</text:p>
      <text:p text:style-name="P6">chem/notes</text:p>
      <text:p text:style-name="P6">personal/res</text:p>
      <text:p text:style-name="P6"/>
      <text:p text:style-name="P5">To determine where you are within the filesystem hierarchy at any time, enter the command pwd to print the current working directory − pwd</text:p>
      <text:p text:style-name="P5"/>
      <text:p text:style-name="P5">Listing Directories: <text:span text:style-name="T1">To list the files in a directory, you can use the following syntax −</text:span></text:p>
      <text:p text:style-name="P6"><text:span text:style-name="T4">l</text:span>s dirname</text:p>
      <text:p text:style-name="P5">ls /usr/local</text:p>
      <text:p text:style-name="P5"/>
      <text:p text:style-name="P5"/>
      <text:p text:style-name="P5"><text:soft-page-break/></text:p>
      <text:p text:style-name="P5">Creating Directories: <text:span text:style-name="T1">We will now understand how to create directories. Directories are created by the following command − mkdir dirname</text:span></text:p>
      <text:p text:style-name="P5">mkdir mydir</text:p>
      <text:p text:style-name="P5"/>
      <text:p text:style-name="P5">Creating Parent Directories: <text:span text:style-name="T1">We will now understand how to create parent directories. Sometimes when you want to create a directory, its parent directory or directories might not exist. In this case, mkdir issues an error message as follows −</text:span></text:p>
      <text:p text:style-name="P5">mkdir -p /tmp/amrood/test</text:p>
      <text:p text:style-name="P5"/>
      <text:p text:style-name="P5">Removing Directories: <text:span text:style-name="T1">Directories can be deleted using the rmdir command as follows −</text:span></text:p>
      <text:p text:style-name="P6">rmdir dirname</text:p>
      <text:p text:style-name="P6">rmdir dirname1 dirname2 dirname3</text:p>
      <text:p text:style-name="P5"/>
      <text:p text:style-name="P5">Changing Directories: <text:span text:style-name="T1">You can use the cd command to do more than just change to a home directory. You can use it to change to any directory by specifying a valid absolute or relative path. The syntax is as given below − </text:span>cd dirname</text:p>
      <text:p text:style-name="P5"/>
      <text:p text:style-name="P5">Renaming Directories: <text:span text:style-name="T1">The mv (move) command can also be used to rename a directory. The syntax is as follows −</text:span></text:p>
      <text:p text:style-name="P6">mv olddir newdir</text:p>
      <text:p text:style-name="P6">The filename . (dot) represents the current working directory; and the filename .. (dot dot) represents the directory one level above the current working directory, often referred to as the parent directory.</text:p>
      <text:p text:style-name="P5"/>
      <text:p text:style-name="P5">-----------------------------------------------------------------------------------------------------------</text:p>
      <text:p text:style-name="P5"/>
      <text:p text:style-name="P5">File Permission / Access Modes:<text:span text:style-name="T5">s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ebo" svg:font-family="Heebo, sans-serif"/>
    <style:font-face style:name="Lohit Devanagari1" svg:font-family="'Lohit Devanagari'"/>
    <style:font-face style:name="Nunito" svg:font-family="Nunito, sans-serif"/>
    <style:font-face style:name="var bs-font-monospace" svg:font-family="'var bs-font-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8T17:28:55.906000522</meta:creation-date>
    <dc:date>2023-02-18T18:04:47.781831551</dc:date>
    <meta:editing-duration>PT35M45S</meta:editing-duration>
    <meta:editing-cycles>14</meta:editing-cycles>
    <meta:generator>LibreOffice/6.4.7.2$Linux_X86_64 LibreOffice_project/40$Build-2</meta:generator>
    <meta:document-statistic meta:table-count="0" meta:image-count="0" meta:object-count="0" meta:page-count="3" meta:paragraph-count="75" meta:word-count="986" meta:character-count="5849" meta:non-whitespace-character-count="4828"/>
  </office:meta>
</office:document-meta>
</file>